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AwareGenerator.gener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ventAwareGenerator.getKe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AwareGenerator.getValidi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